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63cm"/>
    </style:style>
    <style:style style:name="co5" style:family="table-column">
      <style:table-column-properties fo:break-before="auto" style:column-width="6.189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 style:data-style-name="N61"/>
    <style:style style:name="ce3" style:family="table-cell" style:parent-style-name="Good" style:data-style-name="N61"/>
    <style:style style:name="ce4" style:family="table-cell" style:parent-style-name="Warning" style:data-style-name="N61"/>
    <style:style style:name="ce5" style:family="table-cell" style:parent-style-name="Error" style:data-style-name="N61"/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pAmp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Analog Devices</text:p>
          </table:table-cell>
        </table:table-row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AD86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WBP</text:p>
          </table:table-cell>
          <table:table-cell office:value-type="float" office:value="9260000" calcext:value-type="float">
            <text:p>9260000</text:p>
          </table:table-cell>
        </table:table-row>
        <table:table-row table:style-name="ro1">
          <table:table-cell office:value-type="string" calcext:value-type="string">
            <text:p>Aol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Avcl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se Margi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cm</text:p>
          </table:table-cell>
          <table:table-cell table:style-name="ce2" office:value-type="float" office:value="0.0000000000088" calcext:value-type="float">
            <text:p>8.80E-12</text:p>
          </table:table-cell>
        </table:table-row>
        <table:table-row table:style-name="ro1">
          <table:table-cell office:value-type="string" calcext:value-type="string">
            <text:p>Cdiff</text:p>
          </table:table-cell>
          <table:table-cell table:style-name="ce2" office:value-type="float" office:value="0.0000000000026" calcext:value-type="float">
            <text:p>2.60E-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Aol</text:p>
          </table:table-cell>
          <table:table-cell table:formula="of:=(PI() * 2)*SQRT(([.B4]*[.B4])/(([.B5] - 1) * ([.B5] - 1)))" office:value-type="float" office:value="58.1823541268371" calcext:value-type="float">
            <text:p>58.1823541268371</text:p>
          </table:table-cell>
        </table:table-row>
        <table:table-row table:style-name="ro1">
          <table:table-cell office:value-type="string" calcext:value-type="string">
            <text:p>f3db</text:p>
          </table:table-cell>
          <table:table-cell table:formula="of:=([.B4]/[.B6])*TAN(RADIANS([.B7]))" office:value-type="float" office:value="19858134.0839185" calcext:value-type="float">
            <text:p>19858134.0839185</text:p>
          </table:table-cell>
        </table:table-row>
      </table:table>
      <table:table table:name="Photodiode" table:style-name="ta1">
        <table:table-column table:style-name="co3" table:default-cell-style-name="ce1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OSRAM Opto Semiconductors Inc.</text:p>
          </table:table-cell>
          <table:table-cell table:style-name="Default" office:value-type="string" calcext:value-type="string">
            <text:p>Vishay Semiconductor Opto Division </text:p>
          </table:table-cell>
          <table:table-cell table:style-name="Default" office:value-type="string" calcext:value-type="string">
            <text:p>Inolux</text:p>
          </table:table-cell>
          <table:table-cell office:value-type="string" calcext:value-type="string">
            <text:p>Advanced Photo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SFH 2430-Z</text:p>
          </table:table-cell>
          <table:table-cell table:style-name="Default" office:value-type="string" calcext:value-type="string">
            <text:p>VEMD1060X01</text:p>
          </table:table-cell>
          <table:table-cell table:style-name="Default" office:value-type="string" calcext:value-type="string">
            <text:p>IN-S126BTNPD</text:p>
          </table:table-cell>
          <table:table-cell office:value-type="string" calcext:value-type="string">
            <text:p>003-151-0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pdShort</text:p>
          </table:table-cell>
          <table:table-cell table:style-name="ce3" office:value-type="float" office:value="0.0000061" calcext:value-type="float">
            <text:p>6.10E-06</text:p>
          </table:table-cell>
          <table:table-cell office:value-type="float" office:value="0.0000018" calcext:value-type="float">
            <text:p>1.80E-06</text:p>
          </table:table-cell>
          <table:table-cell office:value-type="float" office:value="0.00000087" calcext:value-type="float">
            <text:p>8.70E-07</text:p>
          </table:table-cell>
          <table:table-cell table:style-name="ce5" office:value-type="float" office:value="0.0000018" calcext:value-type="float">
            <text:p>1.80E-06</text:p>
          </table:table-cell>
          <table:table-cell/>
          <table:table-cell table:style-name="Error" office:value-type="string" calcext:value-type="string">
            <text:p>Estimated/Guessed</text:p>
          </table:table-cell>
        </table:table-row>
        <table:table-row table:style-name="ro1">
          <table:table-cell office:value-type="string" calcext:value-type="string">
            <text:p>IpdMax</text:p>
          </table:table-cell>
          <table:table-cell table:style-name="ce4" table:formula="of:=[.B4]" office:value-type="float" office:value="0.0000061" calcext:value-type="float">
            <text:p>6.10E-06</text:p>
          </table:table-cell>
          <table:table-cell office:value-type="float" office:value="0.0000026" calcext:value-type="float">
            <text:p>2.60E-06</text:p>
          </table:table-cell>
          <table:table-cell office:value-type="float" office:value="0.0000016" calcext:value-type="float">
            <text:p>1.60E-06</text:p>
          </table:table-cell>
          <table:table-cell table:style-name="ce4" table:formula="of:=[.E4]" office:value-type="float" office:value="0.0000018" calcext:value-type="float">
            <text:p>1.80E-06</text:p>
          </table:table-cell>
          <table:table-cell/>
          <table:table-cell table:style-name="Good" office:value-type="string" calcext:value-type="string">
            <text:p>Based on datasheet</text:p>
          </table:table-cell>
        </table:table-row>
        <table:table-row table:style-name="ro1">
          <table:table-cell office:value-type="string" calcext:value-type="string">
            <text:p>Cpd</text:p>
          </table:table-cell>
          <table:table-cell table:style-name="Good" office:value-type="float" office:value="0.000000001" calcext:value-type="float">
            <text:p>1E-09</text:p>
          </table:table-cell>
          <table:table-cell office:value-type="float" office:value="0.0000000000038" calcext:value-type="float">
            <text:p>3.80E-12</text:p>
          </table:table-cell>
          <table:table-cell office:value-type="float" office:value="0.000000000005" calcext:value-type="float">
            <text:p>5.00E-12</text:p>
          </table:table-cell>
          <table:table-cell table:style-name="ce3" office:value-type="float" office:value="0.000000000000316" calcext:value-type="float">
            <text:p>3.16E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h</text:p>
          </table:table-cell>
          <table:table-cell table:number-columns-repeated="3" table:style-name="ce5" office:value-type="float" office:value="2000000000" calcext:value-type="float">
            <text:p>2.00E+09</text:p>
          </table:table-cell>
          <table:table-cell table:style-name="ce3" office:value-type="float" office:value="2000000000" calcext:value-type="float">
            <text:p>2.00E+09</text:p>
          </table:table-cell>
          <table:table-cell table:number-columns-repeated="2"/>
        </table:table-row>
      </table:table>
      <table:table table:name="TIA" table:style-name="ta1">
        <table:table-column table:style-name="co1" table:default-cell-style-name="ce7"/>
        <table:table-column table:style-name="co3" table:number-columns-repeated="4" table:default-cell-style-name="Default"/>
        <table:table-row table:style-name="ro1">
          <table:table-cell table:style-name="ce6" office:value-type="string" calcext:value-type="string">
            <text:p>VoutMax</text:p>
          </table:table-cell>
          <table:table-cell office:value-type="float" office:value="3.3" calcext:value-type="float">
            <text:p>3.3</text:p>
          </table:table-cell>
          <table:table-cell table:formula="of:=[.B1]" office:value-type="float" office:value="3.3" calcext:value-type="float">
            <text:p>3.3</text:p>
          </table:table-cell>
          <table:table-cell table:formula="of:=[.C1]" office:value-type="float" office:value="3.3" calcext:value-type="float">
            <text:p>3.3</text:p>
          </table:table-cell>
          <table:table-cell table:formula="of:=[.D1]" office:value-type="float" office:value="3.3" calcext:value-type="float">
            <text:p>3.3</text:p>
          </table:table-cell>
        </table:table-row>
        <table:table-row table:style-name="ro1">
          <table:table-cell table:style-name="ce6" office:value-type="string" calcext:value-type="string">
            <text:p>VoutMin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RfIdeal</text:p>
          </table:table-cell>
          <table:table-cell table:formula="of:=([.B1]-[.B2])/[$Photodiode.B5]" office:value-type="float" office:value="540983.606557377" calcext:value-type="float">
            <text:p>540983.606557377</text:p>
          </table:table-cell>
          <table:table-cell table:formula="of:=([.C1]-[.C2])/[$Photodiode.C5]" office:value-type="float" office:value="1269230.76923077" calcext:value-type="float">
            <text:p>1269230.76923077</text:p>
          </table:table-cell>
          <table:table-cell table:formula="of:=([.D1]-[.D2])/[$Photodiode.D5]" office:value-type="float" office:value="2062500" calcext:value-type="float">
            <text:p>2062500</text:p>
          </table:table-cell>
          <table:table-cell table:formula="of:=([.E1]-[.E2])/[$Photodiode.E5]" office:value-type="float" office:value="1833333.33333333" calcext:value-type="float">
            <text:p>1833333.33333333</text:p>
          </table:table-cell>
        </table:table-row>
        <table:table-row table:style-name="ro1">
          <table:table-cell table:style-name="ce6" office:value-type="string" calcext:value-type="string">
            <text:p>Rf</text:p>
          </table:table-cell>
          <table:table-cell office:value-type="float" office:value="560000" calcext:value-type="float">
            <text:p>56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800000" calcext:value-type="float">
            <text:p>1800000</text:p>
          </table:table-cell>
        </table:table-row>
        <table:table-row table:style-name="ro1">
          <table:table-cell table:style-name="ce6" office:value-type="string" calcext:value-type="string">
            <text:p>Cf</text:p>
          </table:table-cell>
          <table:table-cell table:number-columns-repeated="4" table:style-name="ce2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string" calcext:value-type="string">
            <text:p>Cin</text:p>
          </table:table-cell>
          <table:table-cell table:formula="of:=[$Photodiode.B$6]+[$OpAmp.$B$8]+[$OpAmp.$B$9]" office:value-type="float" office:value="0.0000000010114" calcext:value-type="float">
            <text:p>1.0114E-09</text:p>
          </table:table-cell>
          <table:table-cell table:formula="of:=[$Photodiode.C$6]+[$OpAmp.$B$8]+[$OpAmp.$B$9]" office:value-type="float" office:value="0.0000000000152" calcext:value-type="float">
            <text:p>1.52E-11</text:p>
          </table:table-cell>
          <table:table-cell table:formula="of:=[$Photodiode.D$6]+[$OpAmp.$B$8]+[$OpAmp.$B$9]" office:value-type="float" office:value="0.0000000000164" calcext:value-type="float">
            <text:p>1.64E-11</text:p>
          </table:table-cell>
          <table:table-cell table:formula="of:=[$Photodiode.E$6]+[$OpAmp.$B$8]+[$OpAmp.$B$9]" office:value-type="float" office:value="0.000000000011716" calcext:value-type="float">
            <text:p>1.1716E-11</text:p>
          </table:table-cell>
        </table:table-row>
        <table:table-row table:style-name="ro1">
          <table:table-cell table:style-name="ce6" office:value-type="string" calcext:value-type="string">
            <text:p>fz</text:p>
          </table:table-cell>
          <table:table-cell table:formula="of:=1/(2*PI()*(([.B4]*[$Photodiode.B7]) / ([.B4]+[$Photodiode.B7]))*([.B5]+[.B6]))" office:value-type="float" office:value="278.328600932825" calcext:value-type="float">
            <text:p>278.328600932825</text:p>
          </table:table-cell>
          <table:table-cell table:formula="of:=1/(2*PI()*(([.C4]*[$Photodiode.C7]) / ([.C4]+[$Photodiode.C7]))*([.C5]+[.C6]))" office:value-type="float" office:value="5266.21812360286" calcext:value-type="float">
            <text:p>5266.21812360286</text:p>
          </table:table-cell>
          <table:table-cell table:formula="of:=1/(2*PI()*(([.D4]*[$Photodiode.D7]) / ([.D4]+[$Photodiode.D7]))*([.D5]+[.D6]))" office:value-type="float" office:value="3017.31246278385" calcext:value-type="float">
            <text:p>3017.31246278385</text:p>
          </table:table-cell>
          <table:table-cell table:formula="of:=1/(2*PI()*(([.E4]*[$Photodiode.E7]) / ([.E4]+[$Photodiode.E7]))*([.E5]+[.E6]))" office:value-type="float" office:value="4075.28966201772" calcext:value-type="float">
            <text:p>4075.28966201772</text:p>
          </table:table-cell>
        </table:table-row>
        <table:table-row table:style-name="ro1">
          <table:table-cell table:style-name="ce6" office:value-type="string" calcext:value-type="string">
            <text:p>fp</text:p>
          </table:table-cell>
          <table:table-cell table:formula="of:=1/(2 * PI() * [.B4] * [.B5])" office:value-type="float" office:value="28420.5255521242" calcext:value-type="float">
            <text:p>28420.5255521242</text:p>
          </table:table-cell>
          <table:table-cell table:formula="of:=1/(2 * PI() * [.C4] * [.C5])" office:value-type="float" office:value="13262.9119243246" calcext:value-type="float">
            <text:p>13262.9119243246</text:p>
          </table:table-cell>
          <table:table-cell table:formula="of:=1/(2 * PI() * [.D4] * [.D5])" office:value-type="float" office:value="7957.74715459477" calcext:value-type="float">
            <text:p>7957.74715459477</text:p>
          </table:table-cell>
          <table:table-cell table:formula="of:=1/(2 * PI() * [.E4] * [.E5])" office:value-type="float" office:value="8841.94128288308" calcext:value-type="float">
            <text:p>8841.94128288308</text:p>
          </table:table-cell>
        </table:table-row>
        <table:table-row table:style-name="ro1">
          <table:table-cell table:style-name="ce6" office:value-type="string" calcext:value-type="string">
            <text:p>fi</text:p>
          </table:table-cell>
          <table:table-cell table:formula="of:=[$OpAmp.$B$4]/(1+([.B6]/[.B5]))" office:value-type="float" office:value="90659.8785980027" calcext:value-type="float">
            <text:p>90659.8785980027</text:p>
          </table:table-cell>
          <table:table-cell table:formula="of:=[$OpAmp.$B$4]/(1+([.C6]/[.C5]))" office:value-type="float" office:value="3674603.17460317" calcext:value-type="float">
            <text:p>3674603.17460317</text:p>
          </table:table-cell>
          <table:table-cell table:formula="of:=[$OpAmp.$B$4]/(1+([.D6]/[.D5]))" office:value-type="float" office:value="3507575.75757576" calcext:value-type="float">
            <text:p>3507575.75757576</text:p>
          </table:table-cell>
          <table:table-cell table:formula="of:=[$OpAmp.$B$4]/(1+([.E6]/[.E5]))" office:value-type="float" office:value="4264137.04181249" calcext:value-type="float">
            <text:p>4264137.04181249</text:p>
          </table:table-cell>
        </table:table-row>
        <table:table-row table:style-name="ro1">
          <table:table-cell table:style-name="ce6" office:value-type="string" calcext:value-type="string">
            <text:p>PhaseMargin</text:p>
          </table:table-cell>
          <table:table-cell table:formula="of:=DEGREES(RADIANS(180) - ATAN([.B9] / [$OpAmp.$B$11]) - ATAN([.B9] / [.B7]) + ATAN([.B9] / [.B8]) - ATAN([.B9] / [$OpAmp.$B$12]))" office:value-type="float" office:value="72.5456613314055" calcext:value-type="float">
            <text:p>72.5456613314055</text:p>
          </table:table-cell>
          <table:table-cell table:formula="of:=DEGREES(RADIANS(180) - ATAN([.C9] / [$OpAmp.$B$11]) - ATAN([.C9] / [.C7]) + ATAN([.C9] / [.C8]) - ATAN([.C9] / [$OpAmp.$B$12]))" office:value-type="float" office:value="79.3926357336928" calcext:value-type="float">
            <text:p>79.3926357336928</text:p>
          </table:table-cell>
          <table:table-cell table:formula="of:=DEGREES(RADIANS(180) - ATAN([.D9] / [$OpAmp.$B$11]) - ATAN([.D9] / [.D7]) + ATAN([.D9] / [.D8]) - ATAN([.D9] / [$OpAmp.$B$12]))" office:value-type="float" office:value="79.9033181125708" calcext:value-type="float">
            <text:p>79.9033181125708</text:p>
          </table:table-cell>
          <table:table-cell table:formula="of:=DEGREES(RADIANS(180) - ATAN([.E9] / [$OpAmp.$B$11]) - ATAN([.E9] / [.E7]) + ATAN([.E9] / [.E8]) - ATAN([.E9] / [$OpAmp.$B$12]))" office:value-type="float" office:value="77.8176412897289" calcext:value-type="float">
            <text:p>77.8176412897289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0:52:56.309823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1-01T14:30:12.960613818</meta:creation-date>
    <meta:generator>LibreOffice/6.3.5.2$Linux_X86_64 LibreOffice_project/30$Build-2</meta:generator>
    <meta:editing-cycles>0</meta:editing-cycles>
    <meta:editing-duration>P0D</meta:editing-duration>
    <meta:document-statistic meta:table-count="3" meta:cell-count="102" meta:object-count="0"/>
  </office:meta>
</office:document-meta>
</file>